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040000011675A7D90C.png" manifest:media-type=""/>
  <manifest:file-entry manifest:full-path="Pictures/100010580000909C0000166F515F01A7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505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notes">
      <style:graphic-properties draw:fill-color="#ffffff" fo:min-height="13.364cm"/>
    </style:style>
    <style:style style:name="pr8" style:family="presentation" style:parent-style-name="BrightBlue-outline1" style:list-style-name="L3">
      <style:graphic-properties fo:min-height="11.93cm"/>
    </style:style>
    <style:style style:name="pr9" style:family="presentation" style:parent-style-name="BrightBlue-title">
      <style:graphic-properties fo:min-height="3.921cm"/>
    </style:style>
    <style:style style:name="P1" style:family="paragraph">
      <style:text-properties fo:color="#2300dc"/>
    </style:style>
    <style:style style:name="P2" style:family="paragraph">
      <style:text-properties fo:font-size="28.1000003814697pt"/>
    </style:style>
    <style:style style:name="T1" style:family="text">
      <style:text-properties fo:color="#2300dc" fo:font-size="36pt" style:font-size-asian="32pt" style:font-size-complex="32pt"/>
    </style:style>
    <style:style style:name="T2" style:family="text">
      <style:text-properties fo:color="#2300dc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8pt" style:font-size-asian="26pt" style:font-size-complex="26pt"/>
    </style:style>
    <style:style style:name="T5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reetings!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Сравнение Redis и MySQL на задаче построения игровых рейтингов</text:p>
            <text:p/>
            <text:p/>
            <text:p>Алексей Романов, Минск</text:p>
            <text:p>Melesta Games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ello, gamedev!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>Всякие веселые картинки just for fun..</text:p>
                <text:p>рассказываем про геймдев в общем, гейм-дизайнеров и всякие задачи обработки данных, например построение и обработка рейтингов игроков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Постановка задачи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Еженедельный турнир среди игроков по заработанным деньгам</text:p>
              </text:list-item>
              <text:list-item>
                <text:p>Глобальный рейтинг игроков</text:p>
              </text:list-item>
              <text:list-item>
                <text:p>Обновление рейтинга</text:p>
              </text:list-item>
              <text:list-item>
                <text:p>Постраничное получение рейтинга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Средства разработки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Python 2.7 </text:p>
              </text:list-item>
              <text:list-item>
                <text:p>Twisted</text:p>
              </text:list-item>
              <text:list-item>
                <text:p>MySQL </text:p>
              </text:list-item>
              <text:list-item>
                <text:p>Redis</text:p>
                <text:p>TODO: логотипы!!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763cm" svg:height="3.921cm" svg:x="1.4cm" svg:y="0.629cm" presentation:class="title" presentation:user-transformed="true">
          <draw:text-box>
            <text:p>Почему Python и Twisted? </text:p>
          </draw:text-box>
        </draw:frame>
        <draw:frame presentation:style-name="pr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Высокая скорость разработки</text:p>
              </text:list-item>
              <text:list-item>
                <text:p>Open source</text:p>
              </text:list-item>
              <text:list-item>
                <text:p>Асинхронная модель позволяет получить неплохую производительность на выходе</text:p>
              </text:list-item>
              <text:list-item>
                <text:p>Corutines в виде генераторов делают код понятным человеку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Почему MySQL?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Широко применяется в различных проектах компании</text:p>
              </text:list-item>
              <text:list-item>
                <text:p>Open source</text:p>
              </text:list-item>
              <text:list-item>
                <text:p>Популярная </text:p>
              </text:list-item>
              <text:list-item>
                <text:p>Обеспечивает неплохую производительность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Redis, что это?</text:p>
          </draw:text-box>
        </draw:frame>
        <draw:frame presentation:style-name="pr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NoSQL СУДБ</text:p>
              </text:list-item>
              <text:list-item>
                <text:p>Open source(3-clause BSD license)</text:p>
              </text:list-item>
              <text:list-item>
                <text:p>Много классных типов данных</text:p>
              </text:list-item>
              <text:list-item>
                <text:p>Данные должны влезать в ОЗУ</text:p>
              </text:list-item>
              <text:list-item>
                <text:p>Стабильно и быстро работает</text:p>
              </text:list-item>
              <text:list-item>
                <text:p>Быстро развертывается, легко админится #TODO: картинки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Схема данных MySQL</text:p>
          </draw:text-box>
        </draw:frame>
        <draw:frame presentation:style-name="pr8" draw:text-style-name="P1" draw:layer="layout" svg:width="24.639cm" svg:height="14.887cm" svg:x="1.4cm" svg:y="4.913cm" presentation:class="outline" presentation:user-transformed="true">
          <draw:text-box>
            <text:list text:style-name="L3">
              <text:list-header>
                <text:p text:style-name="P1"><text:span text:style-name="T1">CREATE TABLE `weekly_tournament` (</text:span></text:p>
                <text:p text:style-name="P1"><text:span text:style-name="T1"><text:s/></text:span><text:span text:style-name="T1">`id` int(11) NOT NULL AUTO_INCREMENT,</text:span></text:p>
                <text:p text:style-name="P1"><text:span text:style-name="T1"><text:s text:c="2"/></text:span><text:span text:style-name="T1">`tournament_id` int(11) NOT NULL COMMENT 'Дата начала турнира',</text:span></text:p>
                <text:p text:style-name="P1"><text:span text:style-name="T1"><text:s/></text:span><text:span text:style-name="T1">`person_id` int(11) NOT NULL COMMENT 'См. persons.id',</text:span></text:p>
                <text:p text:style-name="P1"><text:span text:style-name="T1"><text:s/></text:span><text:span text:style-name="T1">`money_earned` int(11) NOT NULL DEFAULT '0' COMMENT 'Сколько заработано денег в турнире?',</text:span></text:p>
                <text:p text:style-name="P1"><text:span text:style-name="T1"><text:s/></text:span><text:span text:style-name="T1">PRIMARY KEY (`id`),</text:span></text:p>
                <text:p text:style-name="P1"><text:span text:style-name="T1"><text:s/></text:span><text:span text:style-name="T1">UNIQUE KEY `complex_key` (`tournament_id`,`person_id`),</text:span></text:p>
                <text:p text:style-name="P1"><text:span text:style-name="T1"><text:s/></text:span><text:span text:style-name="T1">KEY `tourn_i` (`tournament_id`),</text:span></text:p>
                <text:p text:style-name="P1"><text:span text:style-name="T1"><text:s/></text:span><text:span text:style-name="T1">KEY `person_id` (`person_id`),</text:span></text:p>
                <text:p text:style-name="P1"><text:span text:style-name="T1"><text:s/></text:span><text:span text:style-name="T1">KEY `money_earned_key` (`tournament_id`,`money_earned`)</text:span></text:p>
                <text:p text:style-name="P1"><text:span text:style-name="T1">) ENGINE=InnoDB <text:s/>COMMENT='Таблица для хранения результатов еженедельного турнира'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Схема данных Redis</text:p>
          </draw:text-box>
        </draw:frame>
        <draw:frame presentation:style-name="pr6" draw:layer="layout" svg:width="24.639cm" svg:height="14.687cm" svg:x="1.4cm" svg:y="4.913cm" presentation:class="outline" presentation:user-transformed="true">
          <draw:text-box>
            <text:list text:style-name="L2">
              <text:list-item>
                <text:p>Какая ещё схема? В Redis она не нужна!</text:p>
              </text:list-item>
              <text:list-item>
                <text:p>Используем sorted set!</text:p>
              </text:list-item>
              <text:list-item>
                <text:p>Ключ — id игрока, score — текущее количество заработанных денег за неделю</text:p>
              </text:list-item>
              <text:list-item>
                <text:p>ZADD, ZREVRANGE, ZREVRANK</text:p>
                <text:p><text:a xlink:href="http://redis.io/commands/sadd" xlink:type="simple">http://redis.io/commands/sadd</text:a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5" draw:layer="layout" svg:width="19.763cm" svg:height="3.921cm" svg:x="1.4cm" svg:y="0.629cm" presentation:class="title" presentation:user-transformed="true">
          <draw:text-box>
            <text:p>Алгоритм работы с MySQL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Обновление рейтинга: обычный INSERT или UPDATE в зависимости от состояния хэш-таблицы в ОЗУ</text:p>
              </text:list-item>
              <text:list-item>
                <text:p>Получение страницы рейтинга</text:p>
                <text:p><text:span text:style-name="T2">SELECT person_id, money_earned FROM weekly_tournament WHERE</text:span></text:p>
                <text:p><text:span text:style-name="T2">tournament_id=%(tournament_id)s ORDER </text:span></text:p>
                <text:p><text:span text:style-name="T2">BY money_earned DESC LIMIT %(offset)s, %(page_size)s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5" draw:layer="layout" svg:width="19.763cm" svg:height="3.921cm" svg:x="1.4cm" svg:y="0.629cm" presentation:class="title" presentation:user-transformed="true">
          <draw:text-box>
            <text:p>Алгоритм работы с MySQL(ч.2)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Получение текущей позиции игрока:</text:p>
                <text:p><text:span text:style-name="T2">SELECT wo.money_earned, </text:span></text:p>
                <text:p><text:span text:style-name="T2">(SELECT COUNT(wi.money_earned) + 1 FROM weekly_tournament wi WHERE <text:s text:c="20"/>wi.tournament_id=%(tournament_id)s AND</text:span></text:p>
                <text:p><text:span text:style-name="T2">wi.money_earned &gt; wo.money_earned) AS <text:s text:c="20"/>rank</text:span></text:p>
                <text:p><text:span text:style-name="T2">FROM weekly_tournament wo WHERE</text:span></text:p>
                <text:p><text:span text:style-name="T2">wo.tournament_id=%(tournament_id)s AND wo.person_id=%(person_id)s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9" draw:layer="layout" svg:width="19.763cm" svg:height="3.921cm" svg:x="1.4cm" svg:y="0.629cm" presentation:class="title" presentation:user-transformed="true">
          <draw:text-box>
            <text:p>Алгоритм работы с Redis</text:p>
          </draw:text-box>
        </draw:frame>
        <draw:frame presentation:style-name="pr6" draw:layer="layout" svg:width="24.639cm" svg:height="13.087cm" svg:x="1.4cm" svg:y="4.913cm" presentation:class="outline" presentation:user-transformed="true">
          <draw:text-box>
            <text:list text:style-name="L2">
              <text:list-item>
                <text:p>Обновление, вставка: <text:span text:style-name="T2">zincr</text:span></text:p>
              </text:list-item>
              <text:list-item>
                <text:p><text:span text:style-name="T3">Получение страницы рейтинга: </text:span><text:span text:style-name="T2">zrevrange</text:span></text:p>
              </text:list-item>
              <text:list-item>
                <text:p><text:span text:style-name="T3">Получение позиции игрока: </text:span><text:span text:style-name="T2">zrevrank</text:span></text:p>
              </text:list-item>
              <text:list-item>
                <text:p><text:span text:style-name="T3">Получение очков игрока: </text:span><text:span text:style-name="T2">zscore</text:span></text:p>
                <text:p><text:span text:style-name="T4"/></text:p>
                <text:p><text:span text:style-name="T4"><text:a xlink:href="https://github.com/drednout/redis_vs_mysql" xlink:type="simple">https://github.com/drednout/redis_vs_mysql</text:a>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5" draw:layer="layout" svg:width="19.763cm" svg:height="3.921cm" svg:x="1.4cm" svg:y="0.629cm" presentation:class="title" presentation:user-transformed="true">
          <draw:text-box>
            <text:p>Асимптотический анализ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header>
                <text:p>TODO: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5" draw:layer="layout" svg:width="19.763cm" svg:height="3.921cm" svg:x="1.4cm" svg:y="0.629cm" presentation:class="title" presentation:user-transformed="true">
          <draw:text-box>
            <text:p>Инструменты для измерений</text:p>
          </draw:text-box>
        </draw:frame>
        <draw:frame presentation:style-name="pr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est_weekly_tournament.py</text:p>
              </text:list-item>
              <text:list-item>
                <text:p>monitor_process.py</text:p>
              </text:list-item>
              <text:list-item>
                <text:p><text:span text:style-name="T5">Вспомогательные Python-скрипты: aggregate_monitor_log.py, avg_time.py</text:span></text:p>
              </text:list-item>
              <text:list-item>
                <text:p>Вспомогательные шелл-скрипты</text:p>
              </text:list-item>
              <text:list-item>
                <text:p>Zsh, du, grep <text:s/>и др.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Итог по цифрам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header>
                <text:p>Отсосал MySQL!</text:p>
                <text:p>TODO: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Итого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Швейцарский нож против бензопилы на задаче резки дров сливает по полной!</text:p>
                <text:p>TODO: картинки</text:p>
              </text:list-item>
              <text:list-item>
                <text:p>Open-source СУБД — объединяйтесь!</text:p>
                <text:p>TODO: картинки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5A7D90C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23:59:18</meta:creation-date>
    <dc:date>2013-06-27T00:13:04</dc:date>
    <meta:editing-duration>PT55M20S</meta:editing-duration>
    <meta:editing-cycles>32</meta:editing-cycles>
    <meta:generator>LibreOffice/4.0.3.3$Linux_X86_64 LibreOffice_project/400m0$Build-3</meta:generator>
    <meta:document-statistic meta:object-count="97"/>
  </office:meta>
</office:document-meta>
</file>